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cb000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8c00c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72" draw:layer="" svg:width="201.40062400000pt" svg:height="99.99999200000pt"/>
          <draw:path draw:style-name="gr3" draw:id="shape3" draw:name="path671" draw:layer="" svg:width="100.00000000000pt" svg:height="99.99999862500pt" svg:x="0.00000000000pt" svg:y="0.00000937500pt" svg:viewBox="0 0 100 100" svg:d="M0 0C0.631579 0 100 50.14 100 50.14L0 100Z" koffice:nodeTypes="cccc"/>
          <draw:path draw:style-name="gr4" draw:id="shape4" draw:name="path670" draw:layer="" svg:width="66.05657348546pt" svg:height="99.99999862500pt" svg:x="0.00000000000pt" svg:y="0.00000937500pt" svg:viewBox="0 0 66 100" svg:d="M0 0C0.417199 0 66.0566 50.14 66.0566 50.14L0 100Z" koffice:nodeTypes="cccc"/>
          <draw:path draw:style-name="gr5" draw:id="shape5" draw:name="path663" draw:layer="" svg:width="30.52520849596pt" svg:height="30.42908506653pt" svg:x="5.90120592000pt" svg:y="35.20824160000pt" svg:viewBox="0 0 31 30" svg:d="M30.5252 22.8125L18.739 20.2046L12.7168 30.4291L11.7747 18.8814L0 16.2938L10.6286 11.4914L9.9906 0L17.7886 8.39614L28.5142 3.51351L22.9272 13.9432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3:31</dc:date>
    <meta:creation-date>2011-05-22T06:11:34</meta:creation-date>
    <dc:creator>Yue Liu</dc:creator>
  </office:meta>
</office:document-meta>
</file>